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7967" officeooo:paragraph-rsid="00157967"/>
    </style:style>
    <style:style style:name="P2" style:family="paragraph" style:parent-style-name="Standard">
      <style:text-properties officeooo:paragraph-rsid="00157967"/>
    </style:style>
    <style:style style:name="P3" style:family="paragraph" style:parent-style-name="Preformatted_20_Text">
      <style:text-properties fo:color="#000000" style:font-name="DejaVu Sans Mono" fo:font-size="9pt" officeooo:rsid="00157967" officeooo:paragraph-rsid="00157967"/>
    </style:style>
    <style:style style:name="P4" style:family="paragraph" style:parent-style-name="Preformatted_20_Text">
      <style:paragraph-properties fo:margin-top="0in" fo:margin-bottom="0.1965in" style:contextual-spacing="false" fo:background-color="#ffffff">
        <style:background-image/>
      </style:paragraph-properties>
      <style:text-properties fo:color="#000000"/>
    </style:style>
    <style:style style:name="P5"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9pt"/>
    </style:style>
    <style:style style:name="P6" style:family="paragraph" style:parent-style-name="Preformatted_20_Text">
      <style:paragraph-properties fo:background-color="#ffffff">
        <style:background-image/>
      </style:paragraph-properties>
      <style:text-properties fo:color="#000000"/>
    </style:style>
    <style:style style:name="P7" style:family="paragraph" style:parent-style-name="Preformatted_20_Text">
      <style:paragraph-properties fo:background-color="#ffffff">
        <style:background-image/>
      </style:paragraph-properties>
      <style:text-properties fo:color="#808080"/>
    </style:style>
    <style:style style:name="P8" style:family="paragraph" style:parent-style-name="Standard">
      <style:text-properties officeooo:rsid="00157967" officeooo:paragraph-rsid="00168198"/>
    </style:style>
    <style:style style:name="P9" style:family="paragraph" style:parent-style-name="Standard">
      <style:text-properties officeooo:rsid="00168198" officeooo:paragraph-rsid="00168198"/>
    </style:style>
    <style:style style:name="T1" style:family="text">
      <style:text-properties officeooo:rsid="00157967"/>
    </style:style>
    <style:style style:name="T2" style:family="text">
      <style:text-properties fo:background-color="#efefef" loext:char-shading-value="0"/>
    </style:style>
    <style:style style:name="T3" style:family="text">
      <style:text-properties fo:color="#000080" fo:font-weight="bold" fo:background-color="#efefef" loext:char-shading-value="0"/>
    </style:style>
    <style:style style:name="T4" style:family="text">
      <style:text-properties fo:color="#000080" style:font-name="DejaVu Sans Mono" fo:font-size="9pt" fo:font-weight="bold" fo:background-color="#efefef" loext:char-shading-value="0"/>
    </style:style>
    <style:style style:name="T5" style:family="text">
      <style:text-properties fo:color="#0000ff" fo:font-weight="bold" fo:background-color="#efefef" loext:char-shading-value="0"/>
    </style:style>
    <style:style style:name="T6" style:family="text">
      <style:text-properties fo:color="#0000ff" style:font-name="DejaVu Sans Mono" fo:font-size="9pt" fo:font-weight="bold" fo:background-color="#efefef" loext:char-shading-value="0"/>
    </style:style>
    <style:style style:name="T7" style:family="text">
      <style:text-properties fo:color="#008000" fo:font-weight="bold" fo:background-color="#efefef" loext:char-shading-value="0"/>
    </style:style>
    <style:style style:name="T8" style:family="text">
      <style:text-properties fo:color="#008000" fo:background-color="#efefef" loext:char-shading-value="0"/>
    </style:style>
    <style:style style:name="T9" style:family="text">
      <style:text-properties fo:color="#008000" style:font-name="DejaVu Sans Mono" fo:font-size="9pt" fo:font-weight="bold" fo:background-color="#efefef" loext:char-shading-value="0"/>
    </style:style>
    <style:style style:name="T10" style:family="text">
      <style:text-properties style:font-name="DejaVu Sans Mono" fo:font-size="9pt" fo:background-color="#efefef" loext:char-shading-value="0"/>
    </style:style>
    <style:style style:name="T11" style:family="text">
      <style:text-properties fo:color="#000000" style:font-name="DejaVu Sans Mono" fo:font-size="9pt" fo:background-color="#efefef" loext:char-shading-value="0"/>
    </style:style>
    <style:style style:name="T12" style:family="text">
      <style:text-properties fo:color="#808080"/>
    </style:style>
    <style:style style:name="T13" style:family="text">
      <style:text-properties fo:color="#808080" style:font-name="DejaVu Sans Mono" fo:font-size="9pt" fo:font-style="italic"/>
    </style:style>
    <style:style style:name="T14" style:family="text">
      <style:text-properties officeooo:rsid="00168198"/>
    </style:style>
    <style:style style:name="T15" style:family="text">
      <style:text-properties officeooo:rsid="001859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text:span text:style-name="T1">Todo:<text:line-break/><text:line-break/>1) aktuell verwendets schema.xml und solrconfig.xml Dateien<text:line-break/>Ich habe die letzten Versionen von solrconfig.xml und schema.xml aus der Version 4.10.2 (produktives swissbib) genommen und, wo notwendig, angepasst.</text:span></text:p>
      <text:p text:style-name="Standard"/>
      <text:p text:style-name="P1">Was man machen sollte:<text:line-break/>Bei beiden Konfigurationsdateien:<text:line-break/>- Vergleich des jetzt verwendeten mit den Standardkonfigurationen von 5.x<text:line-break/>– Was hat sich geändert?<text:line-break/>– wo sollte man noch Anpassungen machen?<text:line-break/><text:line-break/>Solrconfig.xml<text:line-break/>Für die zusätzlichen Lucene Dateien verwende ich im Moment absolute Pfade in solrconfig.xml</text:p>
      <text:p text:style-name="P3"><text:span text:style-name="T2">&lt;</text:span><text:span text:style-name="T3">lib </text:span><text:span text:style-name="T5">dir</text:span><text:span text:style-name="T7">="/usr/local/swissbib/solr/contrib/analysis-extras/lucene-libs" </text:span><text:span text:style-name="T5">regex</text:span><text:span text:style-name="T7">=".*\.jar" </text:span><text:span text:style-name="T2">/&gt;</text:span></text:p>
      <text:p text:style-name="P2"><text:span text:style-name="T1"><text:line-break/><text:line-break/>in der produktiven Version wird dies über Umgebungsvariablen gesteuert.<text:line-break/>Wie kann man dies in die Startprozeduren integrieren<text:line-break/><text:line-break/><text:line-break/>schema.xml:<text:line-break/>EdgeNGramFilterFactory unterstützt ein Attribut nicht mehr<text:line-break/></text:span><text:span text:style-name="T11">&lt;</text:span><text:span text:style-name="T4">filter </text:span><text:span text:style-name="T6">class</text:span><text:span text:style-name="T9">="solr.EdgeNGramFilterFactory"</text:span></text:p>
      <text:p text:style-name="P6"><text:span text:style-name="T8"><text:s text:c="8"/></text:span><text:span text:style-name="T6">minGramSize</text:span><text:span text:style-name="T9">="3"</text:span></text:p>
      <text:p text:style-name="P6"><text:span text:style-name="T8"><text:s text:c="8"/></text:span><text:span text:style-name="T6">maxGramSize</text:span><text:span text:style-name="T9">="10"</text:span></text:p>
      <text:p text:style-name="P4"><text:span text:style-name="T8"><text:s text:c="8"/></text:span><text:span text:style-name="T6">side</text:span><text:span text:style-name="T9">="front" </text:span><text:span text:style-name="T10">/&gt;</text:span></text:p>
      <text:p text:style-name="P1"/>
      <text:p text:style-name="P1"/>
      <text:p text:style-name="P2"><text:span text:style-name="T1">side=front<text:line-break/>Was hat sich hier sonst noch geändert?<text:line-break/><text:line-break/>Alle anderen aktuell verwendeten Analyzer sollten nochmals angeschaut werden<text:line-break/><text:line-break/><text:line-break/></text:span><text:span text:style-name="T11">&lt;</text:span><text:span text:style-name="T4">fieldType </text:span><text:span text:style-name="T6">name</text:span><text:span text:style-name="T9">="alphaOnlySort" </text:span><text:span text:style-name="T6">class</text:span><text:span text:style-name="T9">="solr.TextField" </text:span><text:span text:style-name="T6">sortMissingLast</text:span><text:span text:style-name="T9">="true" </text:span><text:span text:style-name="T6">omitNorms</text:span><text:span text:style-name="T9">="true"</text:span><text:span text:style-name="T11">&gt;</text:span></text:p>
      <text:p text:style-name="P6"><text:s text:c="4"/><text:span text:style-name="T10">&lt;</text:span><text:span text:style-name="T4">analyzer</text:span><text:span text:style-name="T10">&gt;</text:span></text:p>
      <text:p text:style-name="P6"><text:s text:c="8"/><text:span text:style-name="T10">&lt;</text:span><text:span text:style-name="T4">tokenizer </text:span><text:span text:style-name="T6">class</text:span><text:span text:style-name="T9">="solr.KeywordTokenizerFactory"</text:span><text:span text:style-name="T10">/&gt;</text:span></text:p>
      <text:p text:style-name="P6"><text:s text:c="8"/></text:p>
      <text:p text:style-name="P6"><text:s text:c="8"/><text:span text:style-name="T13">&lt;!-- GH: ICUCollationKeyFilterFactory deprecated and no longer supported in 5.0 see p. 102 ReferenceGuide (Unicode Collation) --&gt;</text:span></text:p>
      <text:p text:style-name="P7"><text:s text:c="8"/></text:p>
      <text:p text:style-name="P6"><text:span text:style-name="T12"><text:s text:c="8"/></text:span><text:span text:style-name="T10">&lt;</text:span><text:span text:style-name="T4">filter </text:span><text:span text:style-name="T6">class</text:span><text:span text:style-name="T9">="solr.ICUCollationKeyFilterFactory"</text:span></text:p>
      <text:p text:style-name="P6"><text:span text:style-name="T8"><text:s text:c="16"/></text:span><text:span text:style-name="T6">locale</text:span><text:span text:style-name="T9">="de@collation=phonebook"</text:span></text:p>
      <text:p text:style-name="P6"><text:span text:style-name="T8"><text:s text:c="16"/></text:span><text:span text:style-name="T6">strength</text:span><text:span text:style-name="T9">="primary"</text:span></text:p>
      <text:p text:style-name="P6"><text:span text:style-name="T8"><text:s text:c="16"/></text:span><text:span text:style-name="T10">/&gt;</text:span></text:p>
      <text:p text:style-name="P6"><text:s text:c="4"/><text:span text:style-name="T10">&lt;/</text:span><text:span text:style-name="T4">analyzer</text:span><text:span text:style-name="T10">&gt;</text:span></text:p>
      <text:p text:style-name="P5"><text:span text:style-name="T2">&lt;/</text:span><text:span text:style-name="T3">fieldType</text:span><text:span text:style-name="T2">&gt;</text:span></text:p>
      <text:p text:style-name="P1"><text:soft-page-break/></text:p>
      <text:p text:style-name="P1"/>
      <text:p text:style-name="P1">solr.ICUCollationKeyFilterFactory war in 4.10 bereits deprecated und wird in 5.x nicht mehr unterstützt. Neu nehemen sie einen anderen Typ (s. Reference Guide), der aber speziell konfiguriert werden kann. Auf die Schnelle habe ich </text:p>
      <text:p text:style-name="P3"><text:span text:style-name="T2">&lt;</text:span><text:span text:style-name="T3">fieldType </text:span><text:span text:style-name="T5">name</text:span><text:span text:style-name="T7">="alphaOnlySort" </text:span><text:span text:style-name="T5">class</text:span><text:span text:style-name="T7">="solr.StrField" </text:span></text:p>
      <text:p text:style-name="P1"/>
      <text:p text:style-name="P8">genommen. Muss man überarbeiten.<text:line-break/><text:line-break/><text:line-break/><text:line-break/><text:span text:style-name="T14">2) Startprozeduren (sb-s10 / sb-s11)<text:line-break/><text:line-break/>Ich benutze im Moment nicht die Startprozeduren von /etc/init.d/solr<text:line-break/>Auf beiden Rechnern habe ich diese Dateiein nach /usr/local/swissbib/solr/bin/init.d.prod verschoben<text:line-break/>Dadurch wird solr im Moment nicht bei einem Neustart des hosts gestartet. So ist es in der Produktion seit Jahren.<text:line-break/><text:line-break/>Grund:<text:line-break/>Ich sehe im Moment nicht dass ich die Prozeduren gleich wie das skript</text:span></text:p>
      <text:p text:style-name="P9">/usr/local/swissbib/solr/bin/solr verwenden kann<text:line-break/><text:line-break/><text:span text:style-name="T15">Todo: wie kann man /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11:37:36.144650482</meta:creation-date>
    <dc:date>2015-04-21T19:02:09.346224424</dc:date>
    <meta:editing-duration>PT7H5M</meta:editing-duration>
    <meta:editing-cycles>3</meta:editing-cycles>
    <meta:generator>LibreOffice/4.2.7.2$Linux_X86_64 LibreOffice_project/420m0$Build-2</meta:generator>
    <meta:document-statistic meta:table-count="0" meta:image-count="0" meta:object-count="0" meta:page-count="2" meta:paragraph-count="23" meta:word-count="259" meta:character-count="2351" meta:non-whitespace-character-count="1973"/>
  </office:meta>
</office:document-meta>
</file>